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972in" style:contextual-spacing="false" fo:line-height="120%"/>
      <style:text-properties style:font-name="Times" fo:font-size="12pt"/>
    </style:style>
    <style:style style:name="P2" style:family="paragraph" style:parent-style-name="Standard">
      <style:paragraph-properties fo:margin-top="0in" fo:margin-bottom="0.0972in" style:contextual-spacing="false" fo:line-height="120%"/>
      <style:text-properties style:font-name="Times" fo:font-size="12pt" fo:font-weight="bold"/>
    </style:style>
    <style:style style:name="P3" style:family="paragraph" style:parent-style-name="Standard">
      <style:paragraph-properties fo:margin-top="0in" fo:margin-bottom="0.0972in" style:contextual-spacing="false" fo:line-height="120%" fo:text-align="center" style:justify-single-word="false"/>
      <style:text-properties style:font-name="Times" fo:font-size="18pt" fo:font-weight="bold"/>
    </style:style>
    <style:style style:name="P4" style:family="paragraph" style:parent-style-name="Standard">
      <style:text-properties style:font-name="Times" fo:font-size="12pt"/>
    </style:style>
    <style:style style:name="P5" style:family="paragraph" style:parent-style-name="Standard">
      <style:paragraph-properties style:line-height-at-least="0.222in"/>
      <style:text-properties style:font-name="Times" fo:font-size="12pt"/>
    </style:style>
    <style:style style:name="P6" style:family="paragraph" style:parent-style-name="Standard">
      <style:text-properties style:font-name="Times" fo:font-size="12pt" style:text-underline-style="solid" style:text-underline-width="auto" style:text-underline-color="#000000" fo:font-weight="bold"/>
    </style:style>
    <style:style style:name="P7" style:family="paragraph" style:parent-style-name="Standard">
      <style:text-properties style:font-name="Times" fo:font-size="12pt" officeooo:paragraph-rsid="000d5a0e"/>
    </style:style>
    <style:style style:name="P8" style:family="paragraph" style:parent-style-name="Standard">
      <style:text-properties style:font-name="Times" fo:font-size="12pt" fo:font-weight="bold" officeooo:rsid="000d5a0e" officeooo:paragraph-rsid="000d5a0e" style:font-weight-asian="bold" style:font-weight-complex="bold"/>
    </style:style>
    <style:style style:name="P9" style:family="paragraph" style:parent-style-name="Standard">
      <style:text-properties style:font-name="Times" fo:font-size="12pt" officeooo:rsid="000e8cc4" officeooo:paragraph-rsid="000e8cc4"/>
    </style:style>
    <style:style style:name="P10" style:family="paragraph" style:parent-style-name="Standard">
      <style:text-properties style:font-name="Times" fo:font-size="12pt" officeooo:paragraph-rsid="000e8cc4"/>
    </style:style>
    <style:style style:name="P11" style:family="paragraph" style:parent-style-name="Standard">
      <style:paragraph-properties fo:margin-top="0.1665in" fo:margin-bottom="0.0835in" style:contextual-spacing="false" fo:text-align="center" style:justify-single-word="false"/>
      <style:text-properties style:font-name="Times" fo:font-size="28pt" fo:font-weight="bold"/>
    </style:style>
    <style:style style:name="P12" style:family="paragraph" style:parent-style-name="Standard">
      <style:paragraph-properties fo:margin-top="0.139in" fo:margin-bottom="0.0835in" style:contextual-spacing="false"/>
      <style:text-properties style:font-name="Times" fo:font-size="12pt" style:text-underline-style="solid" style:text-underline-width="auto" style:text-underline-color="font-color" fo:font-weight="bold"/>
    </style:style>
    <style:style style:name="P13" style:family="paragraph" style:parent-style-name="Standard">
      <style:paragraph-properties fo:margin-top="0.139in" fo:margin-bottom="0.0835in" style:contextual-spacing="false"/>
      <style:text-properties style:font-name="Times" fo:font-size="12pt" officeooo:rsid="000d5a0e" officeooo:paragraph-rsid="000d5a0e"/>
    </style:style>
    <style:style style:name="T1" style:family="text">
      <style:text-properties fo:font-style="italic"/>
    </style:style>
    <style:style style:name="T2" style:family="text">
      <style:text-properties fo:font-style="italic" officeooo:rsid="000e8cc4"/>
    </style:style>
    <style:style style:name="T3" style:family="text">
      <style:text-properties officeooo:rsid="000d5a0e"/>
    </style:style>
    <style:style style:name="T4" style:family="text">
      <style:text-properties officeooo:rsid="000e8cc4"/>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urrent Trends of </text:p>
      <text:p text:style-name="P11">Artificial Intelligence</text:p>
      <text:p text:style-name="P3">Phase <text:span text:style-name="T3">3</text:span></text:p>
      <text:p text:style-name="P12">Progress</text:p>
      <text:p text:style-name="P13">We haven't done much in this phase because there were deadlines for other courses we had to make. However we did implement a mathematical formula that greatly reduced the error performance of the tempo prediction. </text:p>
      <text:p text:style-name="P13">Formula: <draw:frame draw:style-name="fr1" draw:name="Object1" text:anchor-type="as-char" svg:width="2.8602in" svg:height="0.3929in" draw:z-index="0"><draw:object xlink:href="./Object 1" xlink:type="simple" xlink:show="embed" xlink:actuate="onLoad"/><draw:image xlink:href="./ObjectReplacements/Object 1" xlink:type="simple" xlink:show="embed" xlink:actuate="onLoad"/></draw:frame></text:p>
      <text:p text:style-name="P13">The beats and number of measures can be found in our XML file. The duration of the song is the duration of the MIDI file. However this formula gives only an estimation and is sometimes completely wrong. We don't know yet if it is because the number of measures can be wrong in our files or if the formula is flawed.</text:p>
      <text:p text:style-name="P12">Results</text:p>
      <text:p text:style-name="P2">Note Frequency (Old Best Result)</text:p>
      <text:p text:style-name="P7">Error performance (lower is better)<text:line-break/>-----------------------------------<text:line-break/>Performer prediction 29;29;27;29;31 =&gt; 145<text:line-break/>Instrument prediction 20;21;21;21;21 =&gt; 104<text:line-break/>Style prediction 24;25;24;23;23 =&gt; 119<text:line-break/>Year prediction 532;547;498;507;539 =&gt; 2623<text:line-break/>Tempo prediction 2662.2;2238;3114.1;2416.3;2227.6 =&gt; 12658.2</text:p>
      <text:p text:style-name="P1"/>
      <text:p text:style-name="P2">Note Duration</text:p>
      <text:p text:style-name="P4">Error performance (lower is better)<text:line-break/>-----------------------------------<text:line-break/>Performer prediction<text:tab/>35;34;34;33;35 =&gt; 171</text:p>
      <text:p text:style-name="P4">Instrument prediction<text:tab/>20;21;21;21;21 =&gt; 104</text:p>
      <text:p text:style-name="P4">Style prediction<text:tab/>24;25;24;23;23 =&gt; 119</text:p>
      <text:p text:style-name="P4">Year prediction<text:tab/>532;518;498;507;539 =&gt; 2594</text:p>
      <text:p text:style-name="P4">Tempo prediction<text:tab/>3223.6;2199.5;3216.9;2646.8;2451.9 =&gt; 13738.7</text:p>
      <text:p text:style-name="P4"/>
      <text:p text:style-name="P4">We noticed immediately is the same results for the Style and Instrument Prediction.</text:p>
      <text:p text:style-name="P4">After taking a look closer to the data we saw that both prediction algorithms predict for all Styles <text:soft-page-break/><text:span text:style-name="T1">Postbop</text:span> and instruments <text:span text:style-name="T1">ts, </text:span>which is the reason of this result.</text:p>
      <text:p text:style-name="P4"/>
      <text:p text:style-name="P4">We see a small improvement for the year predictions, but there is no general improvement.</text:p>
      <text:p text:style-name="P1"/>
      <text:p text:style-name="P2">Note Pattern</text:p>
      <text:p text:style-name="P5">Error performance (lower is better)</text:p>
      <text:p text:style-name="P5">-----------------------------------</text:p>
      <text:p text:style-name="P5">Performer prediction    28;30;29;30;31 =&gt; 148</text:p>
      <text:p text:style-name="P5">Instrument prediction    17;18;17;19;18 =&gt; 89</text:p>
      <text:p text:style-name="P5">Style prediction    23;24;22;22;19 =&gt; 110</text:p>
      <text:p text:style-name="P5">Year prediction        510;523;466;515;564 =&gt; 2578</text:p>
      <text:p text:style-name="P5">Tempo prediction    2963.2;2357.9;2953.7;2796.8;2565.7 =&gt; 13637.3</text:p>
      <text:p text:style-name="P4"/>
      <text:p text:style-name="P4">This results are also interesting . We see an improvement for the Instrument,Year, Style Predictions. Certainly an improvement.</text:p>
      <text:p text:style-name="P4"/>
      <text:p text:style-name="P8">Tempo Formula</text:p>
      <text:p text:style-name="P9">Error performance (lower is better) </text:p>
      <text:p text:style-name="P9">----------------------------------- </text:p>
      <text:p text:style-name="P9">Performer prediction<text:tab/>28;30;29;30;31 =&gt; 148 </text:p>
      <text:p text:style-name="P9">Instrument prediction<text:tab/>17;18;17;19;18 =&gt; 89 </text:p>
      <text:p text:style-name="P9">Style prediction<text:tab/>23;24;22;22;19 =&gt; 110 </text:p>
      <text:p text:style-name="P9">Year prediction<text:tab/>510;523;466;515;564 =&gt; 2578 </text:p>
      <text:p text:style-name="P9">Tempo prediction<text:tab/>720.2;611;651.3;764.2;588 =&gt; 3334.7 </text:p>
      <text:p text:style-name="P4"/>
      <text:p text:style-name="P6">Best Results for the Moment</text:p>
      <text:p text:style-name="P6"/>
      <text:p text:style-name="P5">Error performance (lower is better)</text:p>
      <text:p text:style-name="P5">-----------------------------------</text:p>
      <text:p text:style-name="P4">Performer prediction 29;29;27;29;31 =&gt; 145 <text:span text:style-name="T1">(Note Frequency)</text:span></text:p>
      <text:p text:style-name="P5">Instrument prediction    17;18;17;19;18 =&gt; 89 <text:span text:style-name="T1">(Note Pattern)</text:span></text:p>
      <text:p text:style-name="P5">Style prediction    23;24;22;22;19 =&gt; 110 <text:s/><text:span text:style-name="T1">(Note Pattern)</text:span></text:p>
      <text:p text:style-name="P5">Year prediction        510;523;466;515;564 =&gt; 2578 <text:s/><text:span text:style-name="T1">(Note Pattern)</text:span></text:p>
      <text:p text:style-name="P10">Tempo prediction 2662.2;2238;3114.1;2416.3;2227.6 =&gt; <text:span text:style-name="T4">3334.7 </text:span><text:span text:style-name="T1">(</text:span><text:span text:style-name="T2">Tempo Formula</text:span><text:span text:style-name="T1">)</text:span></text:p>
      <text:p text:style-name="P4"/>
      <text:p text:style-name="P6">Future Plans</text:p>
      <text:p text:style-name="P4"/>
      <text:p text:style-name="P4">Combine all the best results in one program and try contrast pattern mining. We will also try to improve the tempo and year prediction with the use of lineair regression.</text:p>
      <text:p text:style-name="P12">To run the code</text:p>
      <text:p text:style-name="P1">Run the following command to install all necessary libraries:</text:p>
      <text:p text:style-name="P1">pip install -r requirements.txt</text:p>
      <text:p text:style-name="P1">To run the program, use command:</text:p>
      <text:p text:style-name="P1"><text:soft-page-break/>perl crossvalidate.p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05-16T11:02:57.560757644</dc:date>
    <meta:document-statistic meta:table-count="0" meta:image-count="0" meta:object-count="1" meta:page-count="3" meta:paragraph-count="51" meta:word-count="420" meta:character-count="3104" meta:non-whitespace-character-count="2691"/>
  </office:meta>
</office:document-meta>
</file>

<file path=Object 1/content.xml><?xml version="1.0" encoding="utf-8"?>
<math xmlns="http://www.w3.org/1998/Math/MathML" display="block">
  <semantics>
    <mrow>
      <mfrac>
        <mrow>
          <mrow>
            <mi mathvariant="italic">Beats</mi>
            <mo stretchy="false">∗</mo>
            <mi mathvariant="italic">Number</mi>
          </mrow>
          <mi mathvariant="italic">of</mi>
          <mrow>
            <mi mathvariant="italic">Measures</mi>
            <mo stretchy="false">∗</mo>
            <mn>60</mn>
          </mrow>
        </mrow>
        <mrow>
          <mi mathvariant="italic">Duration</mi>
          <mi mathvariant="italic">of</mi>
          <mi mathvariant="italic">Song</mi>
        </mrow>
      </mfrac>
      <mo stretchy="false">=</mo>
      <mi mathvariant="italic">Tempo</mi>
    </mrow>
    <annotation encoding="StarMath 5.0">{Beats * Number of Measures * 60} over {Duration of Song}  = Tempo</annotation>
  </semantics>
</math>
</file>